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padding="0.0193in" fo:border="0.06pt solid #e3e3e3"/>
      <style:text-properties officeooo:paragraph-rsid="000f3b21"/>
    </style:style>
    <style:style style:name="P2" style:family="paragraph" style:parent-style-name="Text_20_body">
      <style:text-properties officeooo:paragraph-rsid="000f3b21"/>
    </style:style>
    <style:style style:name="P3" style:family="paragraph" style:parent-style-name="Text_20_body">
      <style:text-properties fo:font-weight="normal" officeooo:paragraph-rsid="000f3b21" style:font-weight-asian="normal" style:font-weight-complex="normal"/>
    </style:style>
    <style:style style:name="T1" style:family="text">
      <style:text-properties loext:padding="0.0193in" loext:border="0.06pt solid #e3e3e3"/>
    </style:style>
    <style:style style:name="T2" style:family="text">
      <style:text-properties fo:font-size="15pt" fo:font-weight="bold" officeooo:rsid="000a1889" style:font-size-asian="15pt" style:font-weight-asian="bold" style:font-size-complex="15pt" style:font-weight-complex="bold"/>
    </style:style>
    <style:style style:name="T3" style:family="text">
      <style:text-properties fo:font-size="15pt" officeooo:rsid="000a1889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Neurosurgery department:</text:span></text:p>
      <text:p text:style-name="P3"><text:span text:style-name="T3">- Specializes in treating conditions of the brain, spinal cord, and nerves.</text:span></text:p>
      <text:p text:style-name="P3"><text:span text:style-name="T3">- Staffed by renowned experts trained in modern surgical techniques.</text:span></text:p>
      <text:p text:style-name="P3"><text:span text:style-name="T3">- Equipped with state-of-the-art facilities for surgery and post-operative care.</text:span></text:p>
      <text:p text:style-name="P3"><text:span text:style-name="T3">- Offers a wide range of procedures, including brain tumor removal and treatment for movement disorders.</text:span></text:p>
      <text:p text:style-name="P3"><text:span text:style-name="T3">- Led by Dr. Maulik Patel, a Consultant Neuro &amp; Spine Surgeon, and Dr. Prayag Makwana, a Consultant Neurophysicia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01:04.901369938</meta:creation-date>
    <dc:date>2024-04-12T13:56:57.028049183</dc:date>
    <meta:editing-duration>PT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69" meta:character-count="466" meta:non-whitespace-character-count="403"/>
  </office:meta>
</office:document-meta>
</file>